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Q6.Employ a password cracking tool such as John the Ripper or Hydra to illustrate</text:p>
      <text:p text:style-name="Standard">how a weak password can be compromised. Provide a detailed explanation of the</text:p>
      <text:p text:style-name="Standard">step-by-step process you followed to achieve thi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8T10:01:40.250990682</meta:creation-date>
    <dc:date>2024-07-08T10:01:58.663102917</dc:date>
    <meta:editing-duration>PT18S</meta:editing-duration>
    <meta:editing-cycles>1</meta:editing-cycles>
    <meta:document-statistic meta:table-count="0" meta:image-count="0" meta:object-count="0" meta:page-count="1" meta:paragraph-count="3" meta:word-count="34" meta:character-count="208" meta:non-whitespace-character-count="177"/>
    <meta:generator>LibreOffice/24.2.3.2$Linux_X86_64 LibreOffice_project/420$Build-2</meta:generator>
  </office:meta>
</office:document-meta>
</file>